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8 Samples</text:p>
          </table:table-cell>
          <table:table-cell table:style-name="ce1" office:value-type="string">
            <text:p>8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135135135135135">
            <text:p>0,0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131578947368421">
            <text:p>0,0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128205128205128">
            <text:p>0,0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126582278481013">
            <text:p>0,0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121951219512195">
            <text:p>0,0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116279069767442">
            <text:p>0,0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112359550561798">
            <text:p>0,0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108695652173913">
            <text:p>0,0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106382978723404">
            <text:p>0,0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105263157894737">
            <text:p>0,0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1">
            <text:p>0,0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18737751763962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5">05.05.2013</text:date>, <text:time>13:4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31M18S</meta:editing-duration>
    <meta:editing-cycles>94</meta:editing-cycles>
    <meta:generator>OpenOffice.org/3.4.1$Win32 OpenOffice.org_project/341m1$Build-9593</meta:generator>
    <dc:date>2013-05-05T13:49:31.08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